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78b5" officeooo:paragraph-rsid="00043bab"/>
    </style:style>
    <style:style style:name="P2" style:family="paragraph" style:parent-style-name="Heading_20_2">
      <style:text-properties officeooo:rsid="001378b5" officeooo:paragraph-rsid="00043bab"/>
    </style:style>
    <style:style style:name="P3" style:family="paragraph" style:parent-style-name="Heading_20_3">
      <style:text-properties officeooo:rsid="001378b5" officeooo:paragraph-rsid="00043bab"/>
    </style:style>
    <style:style style:name="P4" style:family="paragraph" style:parent-style-name="Standard">
      <style:text-properties officeooo:rsid="001378b5" officeooo:paragraph-rsid="00043ba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text-properties officeooo:rsid="001378b5" officeooo:paragraph-rsid="00043bab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T1" style:family="text">
      <style:text-properties officeooo:rsid="00043bab"/>
    </style:style>
    <style:style style:name="T2" style:family="text">
      <style:text-properties officeooo:rsid="000461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echnical_Specification_Local_IBKR_API_12-10-2025<text:span text:style-name="T1">B</text:span></text:p>
      <text:p text:style-name="P1"/>
      <text:h text:style-name="P2" text:outline-level="2">1. Purpose &amp; Scope</text:h>
      <text:p text:style-name="Text_20_body">This document specifies how to:</text:p>
      <text:list text:style-name="L1">
        <text:list-item>
          <text:p text:style-name="P5">Run <text:span text:style-name="Strong_20_Emphasis">IB Gateway</text:span> locally using the Docker image <text:span text:style-name="Source_20_Text">ghcr.io/gnzsnz/ib-gateway</text:span> from the GitHub project <text:span text:style-name="Source_20_Text">gnzsnz/ib-gateway-docker</text:span>. <text:a xlink:type="simple" xlink:href="https://github.com/gnzsnz/ib-gateway-docker/pkgs/container/ib-gateway?utm_source=chatgpt.com" office:target-frame-name="_blank" xlink:show="new" text:style-name="Internet_20_link" text:visited-style-name="Visited_20_Internet_20_Link">GitHub</text:a></text:p>
        </text:list-item>
        <text:list-item>
          <text:p text:style-name="P5">Expose a <text:span text:style-name="Strong_20_Emphasis">local IBKR API</text:span> via <text:span text:style-name="Strong_20_Emphasis">FastAPI</text:span> that talks to IB Gateway using the official IBKR socket API (e.g. ib_insync / custom client).</text:p>
        </text:list-item>
        <text:list-item>
          <text:p text:style-name="P5">Provide a <text:span text:style-name="Strong_20_Emphasis">React web frontend</text:span> that uses the FastAPI backend for order entry, monitoring, and portfolio management.</text:p>
        </text:list-item>
        <text:list-item>
          <text:p text:style-name="P5">Integrate supporting services (PostgreSQL, Redis, Nginx, Prometheus/Grafana) on your <text:span text:style-name="Strong_20_Emphasis">local host</text:span> via Docker Compose.</text:p>
        </text:list-item>
      </text:list>
      <text:p text:style-name="Text_20_body">The target is a <text:span text:style-name="Strong_20_Emphasis">single-developer local environment</text:span> (non-Kubernetes) that mirrors your future production design.</text:p>
      <text:p text:style-name="P1"/>
      <text:p text:style-name="P1"/>
      <text:h text:style-name="P2" text:outline-level="2">2. Core Components</text:h>
      <text:h text:style-name="Heading_20_3" text:outline-level="3">2.1 Containers</text:h>
      <text:p text:style-name="Text_20_body">From your local spec and desired architecture: </text:p>
      <text:p text:style-name="Text_20_body">Tec_Spec_local_IBKR_API-12-10-2…</text:p>
      <text:list text:style-name="L2">
        <text:list-item>
          <text:p text:style-name="P6"><text:span text:style-name="Strong_20_Emphasis">IB Gateway</text:span></text:p>
          <text:list>
            <text:list-item>
              <text:p text:style-name="P6">Image: <text:span text:style-name="Source_20_Text">ghcr.io/gnzsnz/ib-gateway:stable</text:span> (or <text:span text:style-name="Source_20_Text">:latest</text:span>). <text:a xlink:type="simple" xlink:href="https://github.com/gnzsnz/ib-gateway-docker/pkgs/container/ib-gateway?utm_source=chatgpt.com" office:target-frame-name="_blank" xlink:show="new" text:style-name="Internet_20_link" text:visited-style-name="Visited_20_Internet_20_Link">GitHub</text:a></text:p>
            </text:list-item>
            <text:list-item>
              <text:p text:style-name="P6">Role: Headless IBKR Gateway configured via IBC (Interactive Brokers Controller) to log in without manual action.</text:p>
            </text:list-item>
          </text:list>
        </text:list-item>
        <text:list-item>
          <text:p text:style-name="P6"><text:span text:style-name="Strong_20_Emphasis">stocks-fastapi</text:span></text:p>
          <text:list>
            <text:list-item>
              <text:p text:style-name="P6">Framework: FastAPI + Uvicorn.</text:p>
            </text:list-item>
            <text:list-item>
              <text:p text:style-name="P6">Responsibilities:</text:p>
              <text:list>
                <text:list-item>
                  <text:p text:style-name="P6">Maintain socket connection to IB Gateway.</text:p>
                </text:list-item>
                <text:list-item>
                  <text:p text:style-name="P6">Provide REST/WS API for:</text:p>
                  <text:list>
                    <text:list-item>
                      <text:p text:style-name="P6">Order submission / modification / cancel.</text:p>
                    </text:list-item>
                    <text:list-item>
                      <text:p text:style-name="P6"><text:soft-page-break/>Market data subscription.</text:p>
                    </text:list-item>
                    <text:list-item>
                      <text:p text:style-name="P6">Positions, PnL, account info.</text:p>
                    </text:list-item>
                  </text:list>
                </text:list-item>
                <text:list-item>
                  <text:p text:style-name="P6">Expose Prometheus metrics and health endpoints.</text:p>
                </text:list-item>
              </text:list>
            </text:list-item>
          </text:list>
        </text:list-item>
      </text:list>
      <text:h text:style-name="P2" text:outline-level="2">2. Core Components</text:h>
      <text:h text:style-name="Heading_20_3" text:outline-level="3">2.1 Containers</text:h>
      <text:p text:style-name="Text_20_body">From your local spec and desired architecture: </text:p>
      <text:p text:style-name="Text_20_body">Tec_Spec_local_IBKR_API-12-10-2…</text:p>
      <text:list text:style-name="L3">
        <text:list-item>
          <text:p text:style-name="P7"><text:span text:style-name="Strong_20_Emphasis">IB Gateway</text:span></text:p>
          <text:list>
            <text:list-item>
              <text:p text:style-name="P7">Image: <text:span text:style-name="Source_20_Text">ghcr.io/gnzsnz/ib-gateway:stable</text:span> (or <text:span text:style-name="Source_20_Text">:latest</text:span>). <text:a xlink:type="simple" xlink:href="https://github.com/gnzsnz/ib-gateway-docker/pkgs/container/ib-gateway?utm_source=chatgpt.com" office:target-frame-name="_blank" xlink:show="new" text:style-name="Internet_20_link" text:visited-style-name="Visited_20_Internet_20_Link">GitHub</text:a></text:p>
            </text:list-item>
            <text:list-item>
              <text:p text:style-name="P7">Role: Headless IBKR Gateway configured via IBC (Interactive Brokers Controller) to log in without manual action.</text:p>
            </text:list-item>
          </text:list>
        </text:list-item>
        <text:list-item>
          <text:p text:style-name="P7"><text:span text:style-name="Strong_20_Emphasis">stocks-fastapi</text:span></text:p>
          <text:list>
            <text:list-item>
              <text:p text:style-name="P7">Framework: FastAPI + Uvicorn.</text:p>
            </text:list-item>
            <text:list-item>
              <text:p text:style-name="P7">Responsibilities:</text:p>
              <text:list>
                <text:list-item>
                  <text:p text:style-name="P7">Maintain socket connection to IB Gateway.</text:p>
                </text:list-item>
                <text:list-item>
                  <text:p text:style-name="P7">Provide REST/WS API for:</text:p>
                  <text:list>
                    <text:list-item>
                      <text:p text:style-name="P7">Order submission / modification / cancel.</text:p>
                    </text:list-item>
                    <text:list-item>
                      <text:p text:style-name="P7">Market data subscription.</text:p>
                    </text:list-item>
                    <text:list-item>
                      <text:p text:style-name="P7">Positions, PnL, account info.</text:p>
                    </text:list-item>
                  </text:list>
                </text:list-item>
                <text:list-item>
                  <text:p text:style-name="P7">Expose Prometheus metrics and health endpoints.</text:p>
                </text:list-item>
              </text:list>
            </text:list-item>
          </text:list>
        </text:list-item>
      </text:list>
      <text:h text:style-name="P2" text:outline-level="2">2. Core Components</text:h>
      <text:h text:style-name="Heading_20_3" text:outline-level="3">2.1 Containers</text:h>
      <text:p text:style-name="Text_20_body">From your local spec and desired architecture: </text:p>
      <text:p text:style-name="Text_20_body">Tec_Spec_local_IBKR_API-12-10-2…</text:p>
      <text:list text:style-name="L4">
        <text:list-item>
          <text:p text:style-name="P8"><text:span text:style-name="Strong_20_Emphasis">IB Gateway</text:span></text:p>
          <text:list>
            <text:list-item>
              <text:p text:style-name="P8">Image: <text:span text:style-name="Source_20_Text">ghcr.io/gnzsnz/ib-gateway:stable</text:span> (or <text:span text:style-name="Source_20_Text">:latest</text:span>). <text:a xlink:type="simple" xlink:href="https://github.com/gnzsnz/ib-gateway-docker/pkgs/container/ib-gateway?utm_source=chatgpt.com" office:target-frame-name="_blank" xlink:show="new" text:style-name="Internet_20_link" text:visited-style-name="Visited_20_Internet_20_Link">GitHub</text:a></text:p>
            </text:list-item>
            <text:list-item>
              <text:p text:style-name="P8">Role: Headless IBKR Gateway configured via IBC (Interactive Brokers Controller) to log in without manual action.</text:p>
            </text:list-item>
          </text:list>
        </text:list-item>
        <text:list-item>
          <text:p text:style-name="P8"><text:soft-page-break/><text:span text:style-name="Strong_20_Emphasis">stocks-fastapi</text:span></text:p>
          <text:list>
            <text:list-item>
              <text:p text:style-name="P8">Framework: FastAPI + Uvicorn.</text:p>
            </text:list-item>
            <text:list-item>
              <text:p text:style-name="P8">Responsibilities:</text:p>
              <text:list>
                <text:list-item>
                  <text:p text:style-name="P8">Maintain socket connection to IB Gateway.</text:p>
                </text:list-item>
                <text:list-item>
                  <text:p text:style-name="P8">Provide REST/WS API for:</text:p>
                  <text:list>
                    <text:list-item>
                      <text:p text:style-name="P8">Order submission / modification / cancel.</text:p>
                    </text:list-item>
                    <text:list-item>
                      <text:p text:style-name="P8">Market data subscription.</text:p>
                    </text:list-item>
                    <text:list-item>
                      <text:p text:style-name="P8">Positions, PnL, account info.</text:p>
                    </text:list-item>
                  </text:list>
                </text:list-item>
                <text:list-item>
                  <text:p text:style-name="P8">Expose Prometheus metrics and health endpoints.</text:p>
                </text:list-item>
              </text:list>
            </text:list-item>
          </text:list>
        </text:list-item>
      </text:list>
      <text:p text:style-name="P10"><text:span text:style-name="Strong_20_Emphasis">stocks-webapp</text:span></text:p>
      <text:list text:style-name="L5">
        <text:list-item>
          <text:list>
            <text:list-item>
              <text:p text:style-name="P9">Framework: React.js + Material-UI.</text:p>
            </text:list-item>
            <text:list-item>
              <text:p text:style-name="P9">Responsibilities:</text:p>
              <text:list>
                <text:list-item>
                  <text:p text:style-name="P9">Order entry UI.</text:p>
                </text:list-item>
                <text:list-item>
                  <text:p text:style-name="P9">Positions &amp; PnL dashboard.</text:p>
                </text:list-item>
                <text:list-item>
                  <text:p text:style-name="P9">Market data views (Level 1, Level 2 when available).</text:p>
                </text:list-item>
              </text:list>
            </text:list-item>
          </text:list>
        </text:list-item>
        <text:list-item>
          <text:p text:style-name="P9"><text:span text:style-name="Strong_20_Emphasis">PostgreSQL</text:span></text:p>
          <text:list>
            <text:list-item>
              <text:p text:style-name="P9">Persistent store for:</text:p>
              <text:list>
                <text:list-item>
                  <text:p text:style-name="P9">Orders, fills, positions snapshots.</text:p>
                </text:list-item>
                <text:list-item>
                  <text:p text:style-name="P9">Strategy and risk config.</text:p>
                </text:list-item>
                <text:list-item>
                  <text:p text:style-name="P9">Audit logs.</text:p>
                </text:list-item>
              </text:list>
            </text:list-item>
          </text:list>
        </text:list-item>
        <text:list-item>
          <text:p text:style-name="P9"><text:span text:style-name="Strong_20_Emphasis">Redis</text:span></text:p>
          <text:list>
            <text:list-item>
              <text:p text:style-name="P9">Caching and Pub/Sub:</text:p>
              <text:list>
                <text:list-item>
                  <text:p text:style-name="P9">Real-time order/position updates.</text:p>
                </text:list-item>
                <text:list-item>
                  <text:p text:style-name="P9">Shared state between workers.</text:p>
                </text:list-item>
              </text:list>
            </text:list-item>
          </text:list>
        </text:list-item>
        <text:list-item>
          <text:p text:style-name="P9"><text:span text:style-name="Strong_20_Emphasis">Nginx (optional in local)</text:span></text:p>
          <text:list>
            <text:list-item>
              <text:p text:style-name="P9">Acts as reverse proxy/load balancer when you want to mirror production.</text:p>
            </text:list-item>
          </text:list>
        </text:list-item>
        <text:list-item>
          <text:p text:style-name="P9"><text:span text:style-name="Strong_20_Emphasis">Prometheus &amp; Grafana</text:span></text:p>
          <text:list>
            <text:list-item>
              <text:p text:style-name="P9">Collect and visualize metrics from FastAPI and IBKR client.</text:p>
            </text:list-item>
          </text:list>
        </text:list-item>
        <text:list-item>
          <text:p text:style-name="P9"><text:span text:style-name="Strong_20_Emphasis">Consul (optional in local)</text:span></text:p>
          <text:list>
            <text:list-item>
              <text:p text:style-name="P9">Service discovery; can be omitted for simple localhost setup.</text:p>
            </text:list-item>
          </text:list>
        </text:list-item>
      </text:list>
      <text:h text:style-name="P2" text:outline-level="2"><text:soft-page-break/>3. Local Host Requirements</text:h>
      <text:list text:style-name="L6">
        <text:list-item>
          <text:p text:style-name="P11"><text:span text:style-name="Strong_20_Emphasis">OS</text:span>: macOS, <text:span text:style-name="T2">MacBook Pro, Apple M2 Pro, 16 GB, OS Sequoia 15.6.1</text:span></text:p>
        </text:list-item>
        <text:list-item>
          <text:p text:style-name="P11"><text:span text:style-name="Strong_20_Emphasis">Docker</text:span>:</text:p>
          <text:list>
            <text:list-item>
              <text:p text:style-name="P11">Docker Engine / Docker Desktop, support for <text:span text:style-name="Strong_20_Emphasis">linux/amd64</text:span> images. <text:a xlink:type="simple" xlink:href="https://hub.docker.com/u/gnzsnz?utm_source=chatgpt.com" office:target-frame-name="_blank" xlink:show="new" text:style-name="Internet_20_link" text:visited-style-name="Visited_20_Internet_20_Link">Docker Hub</text:a></text:p>
            </text:list-item>
          </text:list>
        </text:list-item>
        <text:list-item>
          <text:p text:style-name="P11"><text:span text:style-name="Strong_20_Emphasis">Docker Compose</text:span>: v2 or Compose plugin (<text:span text:style-name="Source_20_Text">version: '3.8'</text:span> compatible).</text:p>
        </text:list-item>
        <text:list-item>
          <text:p text:style-name="P11"><text:span text:style-name="Strong_20_Emphasis">IBKR Account</text:span>:</text:p>
          <text:list>
            <text:list-item>
              <text:p text:style-name="P11">Username/password for paper and/or live.</text:p>
            </text:list-item>
            <text:list-item>
              <text:p text:style-name="P11">2FA setup compatible with IBC (e.g., IBKR mobile or security device).</text:p>
            </text:list-item>
          </text:list>
        </text:list-item>
        <text:list-item>
          <text:p text:style-name="P11"><text:span text:style-name="Strong_20_Emphasis">Network</text:span></text:p>
          <text:list>
            <text:list-item>
              <text:p text:style-name="P11">All IBKR-related ports bound to <text:span text:style-name="Source_20_Text">127.0.0.1</text:span> only for security in local dev.</text:p>
            </text:list-item>
          </text:list>
        </text:list-item>
      </text:list>
      <text:p text:style-name="Text_20_body"/>
      <text:p text:style-name="Text_20_body"/>
      <text:h text:style-name="P2" text:outline-level="2">4. Directory Layout</text:h>
      <text:p text:style-name="Text_20_body">On your local machine (e.g., <text:span text:style-name="Source_20_Text">~/projects/local-ibkr-api</text:span>):</text:p>
      <text:p text:style-name="Text_20_body"/>
      <text:p text:style-name="Text_20_body">local-ibkr-api/</text:p>
      <text:p text:style-name="Text_20_body"><text:s text:c="2"/>docker-compose.yml</text:p>
      <text:p text:style-name="Text_20_body"><text:s text:c="2"/>.env <text:s text:c="21"/># IB credentials &amp; secrets (never committed)</text:p>
      <text:p text:style-name="Text_20_body"><text:s text:c="2"/>services/</text:p>
      <text:p text:style-name="Text_20_body"><text:s text:c="4"/>stocks-api/</text:p>
      <text:p text:style-name="Text_20_body"><text:s text:c="6"/>Dockerfile</text:p>
      <text:p text:style-name="Text_20_body"><text:s text:c="6"/>app/</text:p>
      <text:p text:style-name="Text_20_body"><text:s text:c="8"/>main.py</text:p>
      <text:p text:style-name="Text_20_body"><text:s text:c="8"/>ib_client.py</text:p>
      <text:p text:style-name="Text_20_body"><text:s text:c="8"/>routers/</text:p>
      <text:p text:style-name="Text_20_body"><text:s text:c="8"/>models/</text:p>
      <text:p text:style-name="Text_20_body"><text:s text:c="8"/>schemas/</text:p>
      <text:p text:style-name="Text_20_body"><text:s text:c="4"/>stocks-webapp/</text:p>
      <text:p text:style-name="Text_20_body"><text:s text:c="6"/>Dockerfile</text:p>
      <text:p text:style-name="Text_20_body"><text:soft-page-break/><text:s text:c="6"/>src/</text:p>
      <text:p text:style-name="Text_20_body"><text:s text:c="8"/>index.tsx</text:p>
      <text:p text:style-name="Text_20_body"><text:s text:c="8"/>components/</text:p>
      <text:p text:style-name="Text_20_body"><text:s text:c="8"/>pages/</text:p>
      <text:p text:style-name="Text_20_body"><text:s text:c="4"/>nginx/</text:p>
      <text:p text:style-name="Text_20_body"><text:s text:c="6"/>nginx.conf</text:p>
      <text:p text:style-name="Text_20_body"><text:s text:c="2"/>monitoring/</text:p>
      <text:p text:style-name="Text_20_body"><text:s text:c="4"/>prometheus.yml</text:p>
      <text:p text:style-name="Text_20_body"><text:s text:c="4"/>grafana/</text:p>
      <text:p text:style-name="Text_20_body"><text:s text:c="6"/>dashboards/</text:p>
      <text:p text:style-name="P1"/>
      <text:h text:style-name="P2" text:outline-level="2">5. Docker Compose – Local Integration</text:h>
      <text:h text:style-name="P3" text:outline-level="3">5.1 Base Compose File</text:h>
      <text:p text:style-name="Text_20_body">This extends your provided spec and adapts it for a <text:span text:style-name="Strong_20_Emphasis">single local host</text:span> environment.</text:p>
      <text:p text:style-name="P1">version: '3.8'</text:p>
      <text:p text:style-name="P1"/>
      <text:p text:style-name="P1">services:</text:p>
      <text:p text:style-name="P1"><text:s text:c="2"/>stocks-ib-gateway:</text:p>
      <text:p text:style-name="P1"><text:s text:c="4"/>image: ghcr.io/gnzsnz/ib-gateway:stable</text:p>
      <text:p text:style-name="P1"><text:s text:c="4"/>platform: linux/x86_64</text:p>
      <text:p text:style-name="P1"><text:s text:c="4"/>container_name: stocks-ib-gateway</text:p>
      <text:p text:style-name="P1"><text:s text:c="4"/>environment:</text:p>
      <text:p text:style-name="P1"><text:s text:c="6"/>TWS_USERID: ${STOCKS_TWS_USERID}</text:p>
      <text:p text:style-name="P1"><text:s text:c="6"/>TWS_PASSWORD: ${STOCKS_TWS_PASSWORD}</text:p>
      <text:p text:style-name="P1"><text:s text:c="6"/>TRADING_MODE: ${STOCKS_TRADING_MODE:-paper}</text:p>
      <text:p text:style-name="P1"><text:s text:c="6"/>AUTO_RESTART_TIME: "01:00"</text:p>
      <text:p text:style-name="P1"><text:s text:c="6"/>BYPASS_WARNING: "yes"</text:p>
      <text:p text:style-name="P1"><text:s text:c="6"/>TIME_ZONE: "America/New_York"</text:p>
      <text:p text:style-name="P1"><text:s text:c="6"/>READ_ONLY_API: "no"</text:p>
      <text:p text:style-name="P1"><text:s text:c="6"/>JAVA_HEAP_SIZE: "2048"</text:p>
      <text:p text:style-name="P1"><text:s text:c="6"/>TWS_ACCEPT_INCOMING: "accept"</text:p>
      <text:p text:style-name="P1"><text:s text:c="4"/>ports:</text:p>
      <text:p text:style-name="P1"><text:s text:c="6"/>- "127.0.0.1:5001:4003" <text:s text:c="2"/># Live IB Gateway port (socket)</text:p>
      <text:p text:style-name="P1"><text:s text:c="6"/>- "127.0.0.1:5002:4004" <text:s text:c="2"/># Paper IB Gateway port (socket)</text:p>
      <text:p text:style-name="P1"><text:s text:c="6"/>- "127.0.0.1:5900:5900" <text:s text:c="2"/># VNC (for debugging only)</text:p>
      <text:p text:style-name="P1"><text:s text:c="4"/>networks:</text:p>
      <text:p text:style-name="P1"><text:s text:c="6"/>- stocks-network</text:p>
      <text:p text:style-name="P1"><text:s text:c="4"/>volumes:</text:p>
      <text:p text:style-name="P1"><text:s text:c="6"/>- stocks-settings:/home/ibgateway/Jts</text:p>
      <text:p text:style-name="P1"><text:soft-page-break/><text:s text:c="6"/>- stocks-logs:/var/log/ibgateway</text:p>
      <text:p text:style-name="P1"><text:s text:c="4"/>restart: unless-stopped</text:p>
      <text:p text:style-name="P1"><text:s text:c="4"/>healthcheck:</text:p>
      <text:p text:style-name="P1"><text:s text:c="6"/>test: ["CMD", "pgrep", "-f", "ibgateway"]</text:p>
      <text:p text:style-name="P1"><text:s text:c="6"/>interval: 30s</text:p>
      <text:p text:style-name="P1"><text:s text:c="6"/>timeout: 10s</text:p>
      <text:p text:style-name="P1"><text:s text:c="6"/>retries: 3</text:p>
      <text:p text:style-name="P1"/>
      <text:p text:style-name="P1"><text:s text:c="2"/>postgres:</text:p>
      <text:p text:style-name="P1"><text:s text:c="4"/>image: postgres:16</text:p>
      <text:p text:style-name="P1"><text:s text:c="4"/>container_name: stocks-postgres</text:p>
      <text:p text:style-name="P1"><text:s text:c="4"/>environment:</text:p>
      <text:p text:style-name="P1"><text:s text:c="6"/>POSTGRES_USER: stocks_user</text:p>
      <text:p text:style-name="P1"><text:s text:c="6"/>POSTGRES_PASSWORD: stocks_pass</text:p>
      <text:p text:style-name="P1"><text:s text:c="6"/>POSTGRES_DB: stocks_db</text:p>
      <text:p text:style-name="P1"><text:s text:c="4"/>ports:</text:p>
      <text:p text:style-name="P1"><text:s text:c="6"/>- "127.0.0.1:5433:5432"</text:p>
      <text:p text:style-name="P1"><text:s text:c="4"/>volumes:</text:p>
      <text:p text:style-name="P1"><text:s text:c="6"/>- stocks-db-data:/var/lib/postgresql/data</text:p>
      <text:p text:style-name="P1"><text:s text:c="4"/>networks:</text:p>
      <text:p text:style-name="P1"><text:s text:c="6"/>- stocks-network</text:p>
      <text:p text:style-name="P1"><text:s text:c="4"/>restart: unless-stopped</text:p>
      <text:p text:style-name="P1"/>
      <text:p text:style-name="P1"><text:s text:c="2"/>redis:</text:p>
      <text:p text:style-name="P1"><text:s text:c="4"/>image: redis:7</text:p>
      <text:p text:style-name="P1"><text:s text:c="4"/>container_name: stocks-redis</text:p>
      <text:p text:style-name="P1"><text:s text:c="4"/>ports:</text:p>
      <text:p text:style-name="P1"><text:s text:c="6"/>- "127.0.0.1:6380:6379"</text:p>
      <text:p text:style-name="P1"><text:s text:c="4"/>networks:</text:p>
      <text:p text:style-name="P1"><text:s text:c="6"/>- stocks-network</text:p>
      <text:p text:style-name="P1"><text:s text:c="4"/>restart: unless-stopped</text:p>
      <text:p text:style-name="P1"/>
      <text:p text:style-name="P1"><text:s text:c="2"/>stocks-fastapi:</text:p>
      <text:p text:style-name="P1"><text:s text:c="4"/>build:</text:p>
      <text:p text:style-name="P1"><text:s text:c="6"/>context: ./services/stocks-api</text:p>
      <text:p text:style-name="P1"><text:s text:c="6"/>dockerfile: Dockerfile</text:p>
      <text:p text:style-name="P1"><text:s text:c="4"/>container_name: stocks-fastapi</text:p>
      <text:p text:style-name="P1"><text:s text:c="4"/>environment:</text:p>
      <text:p text:style-name="P1"><text:s text:c="6"/>IB_GATEWAY_HOST: stocks-ib-gateway</text:p>
      <text:p text:style-name="P1"><text:s text:c="6"/>IB_LIVE_PORT: 4003</text:p>
      <text:p text:style-name="P1"><text:s text:c="6"/>IB_PAPER_PORT: 4004</text:p>
      <text:p text:style-name="P1"><text:s text:c="6"/>DATABASE_URL: postgresql://stocks_user:stocks_pass@postgres:5432/stocks_db</text:p>
      <text:p text:style-name="P1"><text:s text:c="6"/>REDIS_URL: redis://redis:6379/1</text:p>
      <text:p text:style-name="P1"><text:s text:c="6"/>JWT_SECRET_KEY: ${STOCKS_JWT_SECRET}</text:p>
      <text:p text:style-name="P1"><text:s text:c="6"/>ENVIRONMENT: ${ENVIRONMENT:-development}</text:p>
      <text:p text:style-name="P1"><text:s text:c="4"/>ports:</text:p>
      <text:p text:style-name="P1"><text:s text:c="6"/>- "127.0.0.1:8001:8000"</text:p>
      <text:p text:style-name="P1"><text:s text:c="4"/>depends_on:</text:p>
      <text:p text:style-name="P1"><text:s text:c="6"/>- stocks-ib-gateway</text:p>
      <text:p text:style-name="P1"><text:soft-page-break/><text:s text:c="6"/>- postgres</text:p>
      <text:p text:style-name="P1"><text:s text:c="6"/>- redis</text:p>
      <text:p text:style-name="P1"><text:s text:c="4"/>networks:</text:p>
      <text:p text:style-name="P1"><text:s text:c="6"/>- stocks-network</text:p>
      <text:p text:style-name="P1"><text:s text:c="4"/>volumes:</text:p>
      <text:p text:style-name="P1"><text:s text:c="6"/>- stocks-api-logs:/app/logs</text:p>
      <text:p text:style-name="P1"><text:s text:c="4"/>restart: unless-stopped</text:p>
      <text:p text:style-name="P1"/>
      <text:p text:style-name="P1"><text:s text:c="2"/>stocks-webapp:</text:p>
      <text:p text:style-name="P1"><text:s text:c="4"/>build:</text:p>
      <text:p text:style-name="P1"><text:s text:c="6"/>context: ./services/stocks-webapp</text:p>
      <text:p text:style-name="P1"><text:s text:c="6"/>dockerfile: Dockerfile</text:p>
      <text:p text:style-name="P1"><text:s text:c="4"/>container_name: stocks-webapp</text:p>
      <text:p text:style-name="P1"><text:s text:c="4"/>environment:</text:p>
      <text:p text:style-name="P1"><text:s text:c="6"/>REACT_APP_API_URL: http://localhost:8001</text:p>
      <text:p text:style-name="P1"><text:s text:c="6"/>REACT_APP_CONTAINER_TYPE: stocks</text:p>
      <text:p text:style-name="P1"><text:s text:c="4"/>ports:</text:p>
      <text:p text:style-name="P1"><text:s text:c="6"/>- "127.0.0.1:3001:3000"</text:p>
      <text:p text:style-name="P1"><text:s text:c="4"/>depends_on:</text:p>
      <text:p text:style-name="P1"><text:s text:c="6"/>- stocks-fastapi</text:p>
      <text:p text:style-name="P1"><text:s text:c="4"/>networks:</text:p>
      <text:p text:style-name="P1"><text:s text:c="6"/>- stocks-network</text:p>
      <text:p text:style-name="P1"><text:s text:c="4"/>restart: unless-stopped</text:p>
      <text:p text:style-name="P1"/>
      <text:p text:style-name="P1">networks:</text:p>
      <text:p text:style-name="P1"><text:s text:c="2"/>stocks-network:</text:p>
      <text:p text:style-name="P1"><text:s text:c="4"/>driver: bridge</text:p>
      <text:p text:style-name="P1"/>
      <text:p text:style-name="P1">volumes:</text:p>
      <text:p text:style-name="P1"><text:s text:c="2"/>stocks-settings:</text:p>
      <text:p text:style-name="P1"><text:s text:c="2"/>stocks-logs:</text:p>
      <text:p text:style-name="P1"><text:s text:c="2"/>stocks-api-logs:</text:p>
      <text:p text:style-name="P1"><text:s text:c="2"/>stocks-db-data:</text:p>
      <text:p text:style-name="P1"/>
      <text:p text:style-name="P1"/>
      <text:p text:style-name="P1"/>
      <text:h text:style-name="P2" text:outline-level="2">6. Configuration &amp; Secrets</text:h>
      <text:h text:style-name="P3" text:outline-level="3">6.1 <text:span text:style-name="Source_20_Text">.env</text:span> File</text:h>
      <text:p text:style-name="Text_20_body">Create a <text:span text:style-name="Source_20_Text">.env</text:span> in project root (never commit this):</text:p>
      <text:p text:style-name="P1"/>
      <text:p text:style-name="P1">STOCKS_TWS_USERID=your_ibkr_username</text:p>
      <text:p text:style-name="P1">STOCKS_TWS_PASSWORD=your_ibkr_password_or_ibc_macro</text:p>
      <text:p text:style-name="P1">STOCKS_TRADING_MODE=paper <text:s text:c="5"/># or live</text:p>
      <text:p text:style-name="P1">STOCKS_JWT_SECRET=super_long_random_secret</text:p>
      <text:p text:style-name="P1">ENVIRONMENT=development</text:p>
      <text:p text:style-name="P1"><text:soft-page-break/></text:p>
      <text:p text:style-name="P1">Docker Compose automatically injects these into the containers.</text:p>
      <text:p text:style-name="P1"/>
      <text:h text:style-name="P3" text:outline-level="3">6.2 IB Gateway / IBC specifics</text:h>
      <text:list text:style-name="L7">
        <text:list-item>
          <text:p text:style-name="P12">Ensure the IBKR account has <text:span text:style-name="Strong_20_Emphasis">paper trading enabled</text:span> for safe testing.</text:p>
        </text:list-item>
        <text:list-item>
          <text:p text:style-name="P12">Confirm time zone <text:span text:style-name="Source_20_Text">America/New_York</text:span> to align with IBKR servers.</text:p>
        </text:list-item>
        <text:list-item>
          <text:p text:style-name="P12">Adjust <text:span text:style-name="Source_20_Text">AUTO_RESTART_TIME</text:span> to fit IBKR’s recommended daily restart window; the gnzsnz image already automates regular restarts and 2FA handoff via IBC, based on upstream project docs and discussions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09:58:46.367367078</meta:creation-date>
    <dc:date>2025-12-10T19:38:17.534876832</dc:date>
    <meta:editing-duration>PT1H43M21S</meta:editing-duration>
    <meta:editing-cycles>2</meta:editing-cycles>
    <meta:generator>LibreOffice/7.6.7.2$MacOSX_AARCH64 LibreOffice_project/dd47e4b30cb7dab30588d6c79c651f218165e3c5</meta:generator>
    <meta:document-statistic meta:table-count="0" meta:image-count="0" meta:object-count="0" meta:page-count="8" meta:paragraph-count="229" meta:word-count="867" meta:character-count="7406" meta:non-whitespace-character-count="6213"/>
  </office:meta>
</office:document-meta>
</file>